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background-color="#e6e6ff">
        <style:background-image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Père Noël a une <text:span text:style-name="T1">moustache</text:span> <text:span text:style-name="T2">rouge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loré" style:family="paragraph" style:parent-style-name="Text_20_body" style:class="text">
      <style:paragraph-properties fo:background-color="#e6e6ff">
        <style:background-image/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3T12:11:25</meta:creation-date>
    <dc:date>2009-08-03T12:21:33</dc:date>
    <meta:editing-duration>PT00H10M08S</meta:editing-duration>
    <meta:editing-cycles>2</meta:editing-cycles>
    <meta:generator>OpenOffice.org/3.1$Unix OpenOffice.org_project/310m11$Build-9399</meta:generator>
    <meta:document-statistic meta:table-count="0" meta:image-count="0" meta:object-count="0" meta:page-count="1" meta:paragraph-count="1" meta:word-count="7" meta:character-count="35"/>
  </office:meta>
</office:document-meta>
</file>